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CF0000010B5B3B9B4A52C842FF.png" manifest:media-type="image/png"/>
  <manifest:file-entry manifest:full-path="Pictures/1000020100000258000002582A34787BF752A89A.png" manifest:media-type="image/png"/>
  <manifest:file-entry manifest:full-path="Pictures/10000000000009B1000001D9E3BC96AC7CA71513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7.0903in" fo:break-before="page" table:align="left"/>
    </style:style>
    <style:style style:name="Table8.A" style:family="table-column">
      <style:table-column-properties style:column-width="3.8083in"/>
    </style:style>
    <style:style style:name="Table8.B" style:family="table-column">
      <style:table-column-properties style:column-width="3.2819in"/>
    </style:style>
    <style:style style:name="Table8.1" style:family="table-row">
      <style:table-row-properties style:row-height="0.1576in"/>
    </style:style>
    <style:style style:name="Table8.A1" style:family="table-cell">
      <style:table-cell-properties fo:padding="0in" fo:border="none"/>
    </style:style>
    <style:style style:name="Table8.A5" style:family="table-cell">
      <style:table-cell-properties fo:padding="0in" fo:border-left="none" fo:border-right="none" fo:border-top="none" fo:border-bottom="1pt solid #760029"/>
    </style:style>
    <style:style style:name="Table9" style:family="table">
      <style:table-properties style:width="7.0903in" table:align="left"/>
    </style:style>
    <style:style style:name="Table9.A" style:family="table-column">
      <style:table-column-properties style:column-width="3.7924in"/>
    </style:style>
    <style:style style:name="Table9.B" style:family="table-column">
      <style:table-column-properties style:column-width="3.2979in"/>
    </style:style>
    <style:style style:name="Table9.1" style:family="table-row">
      <style:table-row-properties style:min-row-height="0.1576in"/>
    </style:style>
    <style:style style:name="Table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7" style:family="table-row">
      <style:table-row-properties style:min-row-height="0.1014in"/>
    </style:style>
    <style:style style:name="Table1" style:family="table">
      <style:table-properties style:width="7.0903in" table:align="left"/>
    </style:style>
    <style:style style:name="Table1.A" style:family="table-column">
      <style:table-column-properties style:column-width="3.8083in"/>
    </style:style>
    <style:style style:name="Table1.B" style:family="table-column">
      <style:table-column-properties style:column-width="3.2819in"/>
    </style:style>
    <style:style style:name="Table1.A1" style:family="table-cell">
      <style:table-cell-properties fo:padding="0in" fo:border="none" style:writing-mode="page"/>
    </style:style>
    <style:style style:name="Table5" style:family="table">
      <style:table-properties style:width="7.0903in" table:align="left"/>
    </style:style>
    <style:style style:name="Table5.A" style:family="table-column">
      <style:table-column-properties style:column-width="7.0903in"/>
    </style:style>
    <style:style style:name="Table5.1" style:family="table-row">
      <style:table-row-properties style:row-height="0.0201in"/>
    </style:style>
    <style:style style:name="Table5.A1" style:family="table-cell">
      <style:table-cell-properties fo:padding="0in" fo:border-left="none" fo:border-right="none" fo:border-top="none" fo:border-bottom="1pt solid #760029"/>
    </style:style>
    <style:style style:name="Table11" style:family="table">
      <style:table-properties style:width="7.0903in" table:align="right"/>
    </style:style>
    <style:style style:name="Table11.A" style:family="table-column">
      <style:table-column-properties style:column-width="0.8139in"/>
    </style:style>
    <style:style style:name="Table11.B" style:family="table-column">
      <style:table-column-properties style:column-width="3.1861in"/>
    </style:style>
    <style:style style:name="Table11.C" style:family="table-column">
      <style:table-column-properties style:column-width="0.5639in"/>
    </style:style>
    <style:style style:name="Table11.D" style:family="table-column">
      <style:table-column-properties style:column-width="0.0222in"/>
    </style:style>
    <style:style style:name="Table11.E" style:family="table-column">
      <style:table-column-properties style:column-width="0.5972in"/>
    </style:style>
    <style:style style:name="Table11.F" style:family="table-column">
      <style:table-column-properties style:column-width="1.0611in"/>
    </style:style>
    <style:style style:name="Table11.G" style:family="table-column">
      <style:table-column-properties style:column-width="0.8458in"/>
    </style:style>
    <style:style style:name="Table11.A1" style:family="table-cell">
      <style:table-cell-properties fo:padding-left="0in" fo:padding-right="0in" fo:padding-top="0.0201in" fo:padding-bottom="0in" fo:border-left="none" fo:border-right="none" fo:border-top="1pt solid #760029" fo:border-bottom="1pt solid #760029"/>
    </style:style>
    <style:style style:name="Table11.B1" style:family="table-cell">
      <style:table-cell-properties style:vertical-align="middle" fo:padding-left="0in" fo:padding-right="0in" fo:padding-top="0.0201in" fo:padding-bottom="0in" fo:border-left="none" fo:border-right="none" fo:border-top="1pt solid #760029" fo:border-bottom="1pt solid #760029"/>
    </style:style>
    <style:style style:name="Table11.E1" style:family="table-cell">
      <style:table-cell-properties style:vertical-align="middle" fo:padding-left="0.0597in" fo:padding-right="0in" fo:padding-top="0.0201in" fo:padding-bottom="0in" fo:border-left="none" fo:border-right="none" fo:border-top="1pt solid #760029" fo:border-bottom="1pt solid #760029"/>
    </style:style>
    <style:style style:name="Table11.A2" style:family="table-cell">
      <style:table-cell-properties fo:padding-left="0in" fo:padding-right="0in" fo:padding-top="0.0201in" fo:padding-bottom="0in" fo:border="none"/>
    </style:style>
    <style:style style:name="Table11.A3" style:family="table-cell">
      <style:table-cell-properties fo:padding-left="0in" fo:padding-right="0in" fo:padding-top="0.0201in" fo:padding-bottom="0in" fo:border="none"/>
    </style:style>
    <style:style style:name="Table11.B3" style:family="table-cell">
      <style:table-cell-properties fo:padding-left="0in" fo:padding-right="0in" fo:padding-top="0.0201in" fo:padding-bottom="0in" fo:border="none"/>
    </style:style>
    <style:style style:name="Table11.A4" style:family="table-cell">
      <style:table-cell-properties fo:padding-left="0in" fo:padding-right="0in" fo:padding-top="0.0201in" fo:padding-bottom="0in" fo:border="none"/>
    </style:style>
    <style:style style:name="Table11.A5" style:family="table-cell">
      <style:table-cell-properties fo:padding-left="0in" fo:padding-right="0in" fo:padding-top="0.0201in" fo:padding-bottom="0in" fo:border="none"/>
    </style:style>
    <style:style style:name="Table11.A6" style:family="table-cell">
      <style:table-cell-properties fo:padding-left="0in" fo:padding-right="0in" fo:padding-top="0.0201in" fo:padding-bottom="0in" fo:border="none"/>
    </style:style>
    <style:style style:name="Table11.B6" style:family="table-cell">
      <style:table-cell-properties fo:padding-left="0in" fo:padding-right="0in" fo:padding-top="0.0201in" fo:padding-bottom="0in" fo:border="none"/>
    </style:style>
    <style:style style:name="Table11.C6" style:family="table-cell">
      <style:table-cell-properties fo:padding-left="0in" fo:padding-right="0in" fo:padding-top="0.0201in" fo:padding-bottom="0in" fo:border="none"/>
    </style:style>
    <style:style style:name="Table11.E6" style:family="table-cell">
      <style:table-cell-properties fo:padding-left="0.0597in" fo:padding-right="0in" fo:padding-top="0.0201in" fo:padding-bottom="0in" fo:border="none"/>
    </style:style>
    <style:style style:name="Table11.F6" style:family="table-cell">
      <style:table-cell-properties fo:padding-left="0in" fo:padding-right="0in" fo:padding-top="0.0201in" fo:padding-bottom="0in" fo:border="none"/>
    </style:style>
    <style:style style:name="Table11.G6" style:family="table-cell">
      <style:table-cell-properties fo:padding-left="0in" fo:padding-right="0in" fo:padding-top="0.0201in" fo:padding-bottom="0in" fo:border="none"/>
    </style:style>
    <style:style style:name="Table11.7" style:family="table-row">
      <style:table-row-properties style:min-row-height="0.1576in"/>
    </style:style>
    <style:style style:name="Table11.A7" style:family="table-cell">
      <style:table-cell-properties fo:padding-left="0in" fo:padding-right="0in" fo:padding-top="0.0201in" fo:padding-bottom="0in" fo:border="none"/>
    </style:style>
    <style:style style:name="Table11.A8" style:family="table-cell">
      <style:table-cell-properties fo:padding-left="0in" fo:padding-right="0in" fo:padding-top="0.0201in" fo:padding-bottom="0in" fo:border="none"/>
    </style:style>
    <style:style style:name="Table11.A9" style:family="table-cell">
      <style:table-cell-properties fo:padding-left="0in" fo:padding-right="0in" fo:padding-top="0.0201in" fo:padding-bottom="0in" fo:border="none"/>
    </style:style>
    <style:style style:name="Table11.B9" style:family="table-cell">
      <style:table-cell-properties fo:padding-left="0in" fo:padding-right="0in" fo:padding-top="0.0201in" fo:padding-bottom="0in" fo:border="none"/>
    </style:style>
    <style:style style:name="Table11.C9" style:family="table-cell">
      <style:table-cell-properties fo:padding-left="0in" fo:padding-right="0in" fo:padding-top="0.0201in" fo:padding-bottom="0in" fo:border="none"/>
    </style:style>
    <style:style style:name="Table11.D9" style:family="table-cell">
      <style:table-cell-properties fo:padding-left="0.0597in" fo:padding-right="0in" fo:padding-top="0.0201in" fo:padding-bottom="0in" fo:border="none"/>
    </style:style>
    <style:style style:name="Table11.F9" style:family="table-cell">
      <style:table-cell-properties fo:padding-left="0in" fo:padding-right="0in" fo:padding-top="0.0201in" fo:padding-bottom="0in" fo:border="none"/>
    </style:style>
    <style:style style:name="Table11.G9" style:family="table-cell">
      <style:table-cell-properties fo:padding-left="0in" fo:padding-right="0in" fo:padding-top="0.0201in" fo:padding-bottom="0in" fo:border="none"/>
    </style:style>
    <style:style style:name="Table11.A10" style:family="table-cell">
      <style:table-cell-properties fo:padding-left="0in" fo:padding-right="0in" fo:padding-top="0.0201in" fo:padding-bottom="0in" fo:border="none"/>
    </style:style>
    <style:style style:name="Table11.A11" style:family="table-cell">
      <style:table-cell-properties fo:padding-left="0in" fo:padding-right="0in" fo:padding-top="0.0201in" fo:padding-bottom="0in" fo:border="none"/>
    </style:style>
    <style:style style:name="Table11.A12" style:family="table-cell">
      <style:table-cell-properties fo:padding-left="0in" fo:padding-right="0in" fo:padding-top="0.0201in" fo:padding-bottom="0in" fo:border="none"/>
    </style:style>
    <style:style style:name="Table11.B12" style:family="table-cell">
      <style:table-cell-properties fo:padding-left="0in" fo:padding-right="0in" fo:padding-top="0.0201in" fo:padding-bottom="0in" fo:border="none"/>
    </style:style>
    <style:style style:name="Table11.C12" style:family="table-cell">
      <style:table-cell-properties fo:padding-left="0in" fo:padding-right="0in" fo:padding-top="0.0201in" fo:padding-bottom="0in" fo:border="none"/>
    </style:style>
    <style:style style:name="Table11.E12" style:family="table-cell">
      <style:table-cell-properties fo:padding-left="0.0597in" fo:padding-right="0in" fo:padding-top="0.0201in" fo:padding-bottom="0in" fo:border="none"/>
    </style:style>
    <style:style style:name="Table11.F12" style:family="table-cell">
      <style:table-cell-properties fo:padding-left="0in" fo:padding-right="0in" fo:padding-top="0.0201in" fo:padding-bottom="0in" fo:border="none"/>
    </style:style>
    <style:style style:name="Table11.G12" style:family="table-cell">
      <style:table-cell-properties fo:padding-left="0in" fo:padding-right="0in" fo:padding-top="0.0201in" fo:padding-bottom="0in" fo:border="none"/>
    </style:style>
    <style:style style:name="Table11.A13" style:family="table-cell">
      <style:table-cell-properties fo:padding-left="0in" fo:padding-right="0in" fo:padding-top="0.0201in" fo:padding-bottom="0in" fo:border="none"/>
    </style:style>
    <style:style style:name="Table12" style:family="table">
      <style:table-properties style:width="7.0903in" table:align="right"/>
    </style:style>
    <style:style style:name="Table12.A" style:family="table-column">
      <style:table-column-properties style:column-width="0.8146in"/>
    </style:style>
    <style:style style:name="Table12.B" style:family="table-column">
      <style:table-column-properties style:column-width="3.1861in"/>
    </style:style>
    <style:style style:name="Table12.C" style:family="table-column">
      <style:table-column-properties style:column-width="0.5903in"/>
    </style:style>
    <style:style style:name="Table12.D" style:family="table-column">
      <style:table-column-properties style:column-width="0.5958in"/>
    </style:style>
    <style:style style:name="Table12.E" style:family="table-column">
      <style:table-column-properties style:column-width="1.0639in"/>
    </style:style>
    <style:style style:name="Table12.F" style:family="table-column">
      <style:table-column-properties style:column-width="0.8396in"/>
    </style:style>
    <style:style style:name="Table12.1" style:family="table-row">
      <style:table-row-properties style:min-row-height="0.2979in"/>
    </style:style>
    <style:style style:name="Table12.A1" style:family="table-cell">
      <style:table-cell-properties fo:padding="0in" fo:border="none"/>
    </style:style>
    <style:style style:name="Table12.A2" style:family="table-cell">
      <style:table-cell-properties fo:padding-left="0in" fo:padding-right="0in" fo:padding-top="0.0201in" fo:padding-bottom="0in" fo:border="none"/>
    </style:style>
    <style:style style:name="Table12.D2" style:family="table-cell">
      <style:table-cell-properties fo:padding-left="0.0597in" fo:padding-right="0in" fo:padding-top="0.0201in" fo:padding-bottom="0in" fo:border="none"/>
    </style:style>
    <style:style style:name="Table12.3" style:family="table-row">
      <style:table-row-properties style:min-row-height="0.1771in"/>
    </style:style>
    <style:style style:name="Table12.4" style:family="table-row">
      <style:table-row-properties style:min-row-height="0.1215in"/>
    </style:style>
    <style:style style:name="Table12.6" style:family="table-row">
      <style:table-row-properties style:min-row-height="0.1319in"/>
    </style:style>
    <style:style style:name="Table13" style:family="table">
      <style:table-properties style:width="3.9104in" table:align="margins"/>
    </style:style>
    <style:style style:name="Table13.A" style:family="table-column">
      <style:table-column-properties style:column-width="1.9549in" style:rel-column-width="32767*"/>
    </style:style>
    <style:style style:name="Table13.B" style:family="table-column">
      <style:table-column-properties style:column-width="1.9556in" style:rel-column-width="32768*"/>
    </style:style>
    <style:style style:name="Table13.1" style:family="table-row">
      <style:table-row-properties style:min-row-height="0.2361in"/>
    </style:style>
    <style:style style:name="Table13.A1" style:family="table-cell">
      <style:table-cell-properties style:vertical-align="middle" fo:background-color="transparent" fo:padding="0in" fo:border-left="none" fo:border-right="none" fo:border-top="1pt solid #760029" fo:border-bottom="none" style:writing-mode="page">
        <style:background-image/>
      </style:table-cell-properties>
    </style:style>
    <style:style style:name="Table13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3.3" style:family="table-row">
      <style:table-row-properties style:min-row-height="0.1563in"/>
    </style:style>
    <style:style style:name="Table13.5" style:family="table-row">
      <style:table-row-properties style:min-row-height="0.1354in"/>
    </style:style>
    <style:style style:name="Table13.A7" style:family="table-cell">
      <style:table-cell-properties style:vertical-align="middle" fo:background-color="transparent" fo:padding="0in" fo:border-left="none" fo:border-right="none" fo:border-top="none" fo:border-bottom="1pt solid #760029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323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ca74b2" officeooo:paragraph-rsid="00d7aad6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ca74b2" officeooo:paragraph-rsid="010b9851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d7aad6" officeooo:paragraph-rsid="00d7aad6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10d5826" officeooo:paragraph-rsid="010d5826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10d5826" officeooo:paragraph-rsid="010fb7fc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10fb7fc" officeooo:paragraph-rsid="010fb7fc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1" fo:font-size="7.5pt" fo:language="zxx" fo:country="none" fo:font-style="normal" fo:text-shadow="none" style:text-underline-style="none" fo:font-weight="normal" officeooo:rsid="010d5826" officeooo:paragraph-rsid="010fb7fc" style:font-size-asian="7.5pt" style:language-asian="zxx" style:country-asian="none" style:font-style-asian="normal" style:font-weight-asian="normal" style:font-size-complex="7.5pt" style:language-complex="zxx" style:country-complex="none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760029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e323cb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760029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bold" officeooo:rsid="00d7aad6" officeooo:paragraph-rsid="00d7aad6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 style:text-overline-style="none" style:text-overline-color="font-color"/>
    </style:style>
    <style:style style:name="P11" style:family="paragraph" style:parent-style-name="Table_20_Contents">
      <style:text-properties style:font-name="Helvetica1" fo:font-size="8pt" officeooo:paragraph-rsid="00a8e126" style:font-size-asian="8pt" style:font-size-complex="8pt"/>
    </style:style>
    <style:style style:name="P12" style:family="paragraph" style:parent-style-name="Table_20_Contents">
      <style:text-properties style:font-name="Helvetica1" fo:font-size="8pt" officeooo:rsid="00d2c1bc" officeooo:paragraph-rsid="00a8e126" style:font-size-asian="8pt" style:font-size-complex="8pt"/>
    </style:style>
    <style:style style:name="P13" style:family="paragraph" style:parent-style-name="Table_20_Contents">
      <style:text-properties style:font-name="Helvetica1" fo:font-size="8pt" officeooo:rsid="00d2c1bc" officeooo:paragraph-rsid="01070de4" style:font-size-asian="8pt" style:font-size-complex="8pt"/>
    </style:style>
    <style:style style:name="P14" style:family="paragraph" style:parent-style-name="Table_20_Contents">
      <style:text-properties style:font-name="Helvetica1" fo:font-size="8pt" officeooo:rsid="00ca74b2" officeooo:paragraph-rsid="00a8e126" style:font-size-asian="8pt" style:font-size-complex="8pt"/>
    </style:style>
    <style:style style:name="P15" style:family="paragraph" style:parent-style-name="Table_20_Contents">
      <style:paragraph-properties fo:line-height="100%"/>
      <style:text-properties style:font-name="Helvetica1" fo:font-size="8pt" officeooo:rsid="00d1f67b" officeooo:paragraph-rsid="00b17d15" style:font-size-asian="8pt" style:font-size-complex="8pt"/>
    </style:style>
    <style:style style:name="P16" style:family="paragraph" style:parent-style-name="Table_20_Contents">
      <style:text-properties style:font-name="Helvetica1" fo:font-size="8pt" officeooo:rsid="00d1f67b" officeooo:paragraph-rsid="00b17d15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Helvetica1" fo:font-size="8pt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Helvetica1" fo:font-size="8pt" officeooo:paragraph-rsid="010d7d7b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Helvetica1" fo:font-size="8pt" officeooo:paragraph-rsid="010eb895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Helvetica1" fo:font-size="8pt" style:font-size-asian="8pt" style:font-size-complex="8pt"/>
    </style:style>
    <style:style style:name="P21" style:family="paragraph" style:parent-style-name="Table_20_Contents">
      <style:text-properties style:font-name="Helvetica1" fo:font-size="8pt" officeooo:rsid="00efffa9" officeooo:paragraph-rsid="00efffa9" style:font-size-asian="8pt" style:font-size-complex="8pt"/>
    </style:style>
    <style:style style:name="P22" style:family="paragraph" style:parent-style-name="Table_20_Contents">
      <style:text-properties style:font-name="Helvetica1" fo:font-size="8pt" officeooo:paragraph-rsid="010263b6" style:font-size-asian="8pt" style:font-size-complex="8pt"/>
    </style:style>
    <style:style style:name="P23" style:family="paragraph" style:parent-style-name="Table_20_Contents">
      <style:text-properties style:font-name="Helvetica1" fo:font-size="8pt" officeooo:rsid="010263b6" officeooo:paragraph-rsid="010263b6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style:font-name="Helvetica1" fo:font-size="8pt" officeooo:rsid="010263b6" officeooo:paragraph-rsid="010361cc" style:font-size-asian="8pt" style:font-size-complex="8pt"/>
    </style:style>
    <style:style style:name="P25" style:family="paragraph" style:parent-style-name="Table_20_Contents">
      <style:text-properties style:font-name="Helvetica1" fo:font-size="8pt" officeooo:rsid="010b9851" officeooo:paragraph-rsid="010b9851" style:font-size-asian="8pt" style:font-size-complex="8pt"/>
    </style:style>
    <style:style style:name="P26" style:family="paragraph" style:parent-style-name="Table_20_Contents">
      <style:text-properties style:font-name="Helvetica1" fo:font-size="8pt" officeooo:paragraph-rsid="010d5826" style:font-size-asian="8pt" style:font-size-complex="8pt"/>
    </style:style>
    <style:style style:name="P27" style:family="paragraph" style:parent-style-name="Table_20_Contents">
      <style:text-properties style:font-name="Helvetica1" fo:font-size="8pt" officeooo:paragraph-rsid="010d7d7b" style:font-size-asian="8pt" style:font-size-complex="8pt"/>
    </style:style>
    <style:style style:name="P28" style:family="paragraph" style:parent-style-name="Table_20_Contents">
      <style:text-properties style:font-name="Helvetica1" fo:font-size="8pt" officeooo:rsid="010d7d7b" officeooo:paragraph-rsid="010d7d7b" style:font-size-asian="8pt" style:font-size-complex="8pt"/>
    </style:style>
    <style:style style:name="P29" style:family="paragraph" style:parent-style-name="Table_20_Contents">
      <style:paragraph-properties fo:line-height="100%"/>
      <style:text-properties style:font-name="Helvetica1" fo:font-size="7.5pt" officeooo:paragraph-rsid="00b50a04" style:font-size-asian="7.5pt" style:font-size-complex="7.5pt"/>
    </style:style>
    <style:style style:name="P30" style:family="paragraph" style:parent-style-name="Table_20_Contents">
      <style:text-properties style:font-name="Helvetica1" fo:font-size="7.5pt" officeooo:paragraph-rsid="00a8e126" style:font-size-asian="7.5pt" style:font-size-complex="7.5pt"/>
    </style:style>
    <style:style style:name="P31" style:family="paragraph" style:parent-style-name="Table_20_Contents">
      <style:text-properties style:font-name="Helvetica1" fo:font-size="7.5pt" officeooo:rsid="00cc140d" officeooo:paragraph-rsid="00a8e126" style:font-size-asian="7.5pt" style:font-size-complex="7.5pt"/>
    </style:style>
    <style:style style:name="P32" style:family="paragraph" style:parent-style-name="Table_20_Contents">
      <style:paragraph-properties fo:line-height="100%"/>
      <style:text-properties style:font-name="Helvetica1" fo:font-size="7.5pt" officeooo:rsid="00cc140d" officeooo:paragraph-rsid="00a8e126" style:font-size-asian="7.5pt" style:font-size-complex="7.5pt"/>
    </style:style>
    <style:style style:name="P33" style:family="paragraph" style:parent-style-name="Table_20_Contents">
      <style:text-properties style:font-name="Helvetica1" fo:font-size="7.5pt" officeooo:rsid="00cdacfc" officeooo:paragraph-rsid="00a8e126" style:font-size-asian="7.5pt" style:font-size-complex="7.5pt"/>
    </style:style>
    <style:style style:name="P34" style:family="paragraph" style:parent-style-name="Table_20_Contents">
      <style:paragraph-properties fo:line-height="100%"/>
      <style:text-properties style:font-name="Helvetica1" fo:font-size="7.5pt" officeooo:rsid="00cdacfc" officeooo:paragraph-rsid="00a8e126" style:font-size-asian="7.5pt" style:font-size-complex="7.5pt"/>
    </style:style>
    <style:style style:name="P35" style:family="paragraph" style:parent-style-name="Table_20_Contents">
      <style:paragraph-properties fo:line-height="100%"/>
      <style:text-properties style:font-name="Helvetica1" fo:font-size="7.5pt" officeooo:rsid="00cdacfc" officeooo:paragraph-rsid="00cdacfc" style:font-size-asian="7.5pt" style:font-size-complex="7.5pt"/>
    </style:style>
    <style:style style:name="P36" style:family="paragraph" style:parent-style-name="Table_20_Contents">
      <style:text-properties style:font-name="Helvetica1" fo:font-size="7.5pt" officeooo:rsid="00e59ef5" officeooo:paragraph-rsid="00e59ef5" style:font-size-asian="7.5pt" style:font-size-complex="7.5pt"/>
    </style:style>
    <style:style style:name="P37" style:family="paragraph" style:parent-style-name="Table_20_Contents">
      <style:text-properties style:font-name="Helvetica1" fo:font-size="7.5pt" officeooo:paragraph-rsid="00c63619" style:font-size-asian="7.5pt" style:font-size-complex="7.5pt"/>
    </style:style>
    <style:style style:name="P38" style:family="paragraph" style:parent-style-name="Table_20_Contents">
      <style:text-properties style:font-name="Helvetica1" fo:font-size="7.5pt" fo:language="zxx" fo:country="none" officeooo:paragraph-rsid="00a8e126" style:font-size-asian="7.5pt" style:language-asian="zxx" style:country-asian="none" style:font-size-complex="7.5pt" style:language-complex="zxx" style:country-complex="none"/>
    </style:style>
    <style:style style:name="P39" style:family="paragraph" style:parent-style-name="Table_20_Contents">
      <style:text-properties style:font-name="Helvetica1" fo:font-size="7.5pt" fo:language="zxx" fo:country="none" officeooo:paragraph-rsid="00c63619" style:font-size-asian="7.5pt" style:language-asian="zxx" style:country-asian="none" style:font-size-complex="7.5pt" style:language-complex="zxx" style:country-complex="none"/>
    </style:style>
    <style:style style:name="P40" style:family="paragraph" style:parent-style-name="Table_20_Contents">
      <style:text-properties style:font-name="Helvetica1" fo:font-size="7.5pt" fo:language="zxx" fo:country="none" officeooo:paragraph-rsid="010263b6" style:font-size-asian="7.5pt" style:language-asian="zxx" style:country-asian="none" style:font-size-complex="7.5pt" style:language-complex="zxx" style:country-complex="none"/>
    </style:style>
    <style:style style:name="P41" style:family="paragraph" style:parent-style-name="Table_20_Contents">
      <style:paragraph-properties fo:text-align="end" style:justify-single-word="false"/>
      <style:text-properties fo:color="#3b3838" style:font-name="Helvetica" fo:font-size="8pt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3b3838" style:font-name="Helvetica" fo:font-size="8pt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e323c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e323c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style:text-outline="false" style:text-line-through-style="none" style:text-line-through-type="none" style:font-name="Helvetica1" fo:font-size="13pt" fo:font-style="normal" fo:text-shadow="none" style:text-underline-style="none" fo:font-weight="bold" officeooo:rsid="00e323cb" officeooo:paragraph-rsid="00e323c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style:text-outline="false" style:text-line-through-style="none" style:text-line-through-type="none" style:font-name="Helvetica1" fo:font-size="6pt" fo:font-style="normal" fo:text-shadow="none" style:text-underline-style="none" fo:font-weight="bold" officeooo:paragraph-rsid="00e323cb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e323cb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style:font-name="Helvetica1" fo:font-size="7.5pt" fo:letter-spacing="normal" officeooo:paragraph-rsid="00a8e126" style:font-size-asian="7.5pt" style:font-size-complex="7.5pt"/>
    </style:style>
    <style:style style:name="P49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style:font-name="Helvetica1" fo:font-size="7.5pt" officeooo:paragraph-rsid="00a8e126" style:font-size-asian="7.5pt" style:font-size-complex="7.5pt"/>
    </style:style>
    <style:style style:name="P50" style:family="paragraph" style:parent-style-name="Table_20_Contents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 text:number-lines="false" text:line-number="0"/>
      <style:text-properties style:font-name="Helvetica1" fo:font-size="6pt" officeooo:paragraph-rsid="00cea662" style:font-size-asian="5.25pt" style:font-size-complex="6pt"/>
    </style:style>
    <style:style style:name="P51" style:family="paragraph" style:parent-style-name="Standard">
      <style:text-properties fo:font-size="6pt" officeooo:paragraph-rsid="00e323cb" style:font-size-asian="5.25pt" style:font-size-complex="6pt"/>
    </style:style>
    <style:style style:name="P52" style:family="paragraph" style:parent-style-name="Standard">
      <style:paragraph-properties fo:line-height="100%"/>
      <style:text-properties style:font-name="Helvetica1" fo:font-size="8pt" officeooo:rsid="00d1f67b" officeooo:paragraph-rsid="00ae83f9" style:font-size-asian="8pt" style:font-size-complex="8pt"/>
    </style:style>
    <style:style style:name="P53" style:family="paragraph" style:parent-style-name="Standard">
      <style:paragraph-properties fo:line-height="100%"/>
      <style:text-properties style:font-name="Helvetica1" fo:font-size="8pt" officeooo:rsid="00b7a4bd" officeooo:paragraph-rsid="00b7a4bd" style:font-size-asian="8pt" style:font-size-complex="8pt"/>
    </style:style>
    <style:style style:name="P54" style:family="paragraph" style:parent-style-name="Standard">
      <style:text-properties style:font-name="Helvetica1" fo:font-size="8pt" officeooo:rsid="00b43d1b" officeooo:paragraph-rsid="00a8e126" style:font-size-asian="8pt" style:font-size-complex="8pt"/>
    </style:style>
    <style:style style:name="P55" style:family="paragraph" style:parent-style-name="Standard">
      <style:paragraph-properties fo:text-align="end" style:justify-single-word="false"/>
      <style:text-properties style:font-name="Helvetica1" fo:font-size="8pt" style:font-size-asian="8pt" style:font-size-complex="8pt"/>
    </style:style>
    <style:style style:name="P56" style:family="paragraph" style:parent-style-name="Standard">
      <style:paragraph-properties fo:text-align="end" style:justify-single-word="false"/>
      <style:text-properties style:font-name="Helvetica1" fo:font-size="8pt" officeooo:paragraph-rsid="010b9851" style:font-size-asian="8pt" style:font-size-complex="8pt"/>
    </style:style>
    <style:style style:name="P57" style:family="paragraph" style:parent-style-name="Standard">
      <style:paragraph-properties fo:text-align="end" style:justify-single-word="false"/>
      <style:text-properties style:font-name="Helvetica1" fo:font-size="8pt" officeooo:paragraph-rsid="010fb7fc" style:font-size-asian="8pt" style:font-size-complex="8pt"/>
    </style:style>
    <style:style style:name="P58" style:family="paragraph" style:parent-style-name="Standard">
      <style:text-properties style:font-name="Helvetica1" fo:font-size="8pt" officeooo:paragraph-rsid="00fae027" style:font-size-asian="8pt" style:font-size-complex="8pt"/>
    </style:style>
    <style:style style:name="P59" style:family="paragraph" style:parent-style-name="Standard">
      <style:text-properties style:font-name="Helvetica1" fo:font-size="8pt" fo:font-weight="bold" officeooo:rsid="00b85fa8" officeooo:paragraph-rsid="00cea662" style:font-size-asian="8pt" style:font-weight-asian="bold" style:font-size-complex="8pt" style:font-weight-complex="bold"/>
    </style:style>
    <style:style style:name="P60" style:family="paragraph" style:parent-style-name="Standard">
      <style:paragraph-properties fo:text-align="end" style:justify-single-word="false"/>
      <style:text-properties style:font-name="Helvetica1" fo:font-size="8pt" fo:font-weight="bold" style:font-size-asian="8pt" style:font-weight-asian="bold" style:font-size-complex="8pt" style:font-weight-complex="bold"/>
    </style:style>
    <style:style style:name="P61" style:family="paragraph" style:parent-style-name="Standard">
      <style:text-properties fo:font-size="8pt" officeooo:paragraph-rsid="00a79ac7" style:font-size-asian="7pt" style:font-size-complex="8pt"/>
    </style:style>
    <style:style style:name="P62" style:family="paragraph" style:parent-style-name="Frame_20_contents">
      <style:paragraph-properties fo:text-align="start" style:justify-single-word="false"/>
    </style:style>
    <style:style style:name="P63" style:family="paragraph" style:parent-style-name="Table_20_Contents">
      <style:paragraph-properties fo:margin-top="0in" fo:margin-bottom="0in" loext:contextual-spacing="false"/>
      <style:text-properties style:font-name="Helvetica1" fo:font-size="8pt" officeooo:paragraph-rsid="00a8e126" style:font-size-asian="8pt" style:font-size-complex="8pt"/>
    </style:style>
    <style:style style:name="P64" style:family="paragraph" style:parent-style-name="Text_20_body">
      <style:text-properties style:font-name="Helvetica1" fo:font-size="8pt" officeooo:rsid="00b7a4bd" officeooo:paragraph-rsid="00b7a4bd" style:font-size-asian="8pt" style:font-size-complex="8pt"/>
    </style:style>
    <style:style style:name="P65" style:family="paragraph" style:parent-style-name="Table_20_Contents">
      <style:paragraph-properties fo:margin-left="0in" fo:margin-right="0.0591in" fo:margin-top="0.0417in" fo:margin-bottom="0.0417in" loext:contextual-spacing="false" fo:text-align="start" style:justify-single-word="false" fo:text-indent="0in" style:auto-text-indent="false"/>
      <style:text-properties fo:color="#3b3838" style:font-name="Helvetica" fo:font-size="8pt" fo:font-weight="bold" officeooo:rsid="00a8e126" officeooo:paragraph-rsid="00a8e12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margin-left="0in" fo:margin-right="0.0591in" fo:margin-top="0.0417in" fo:margin-bottom="0.0417in" loext:contextual-spacing="false" fo:text-indent="0in" style:auto-text-indent="false"/>
      <style:text-properties fo:color="#3b3838" style:font-name="Helvetica" fo:font-size="8pt" fo:font-weight="bold" officeooo:paragraph-rsid="0099ffa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text-properties style:font-name="Helvetica1" fo:font-size="8pt" officeooo:rsid="01174df5" officeooo:paragraph-rsid="01174df5" style:font-size-asian="8pt" style:font-size-complex="8pt"/>
    </style:style>
    <style:style style:name="T1" style:family="text">
      <style:text-properties fo:font-variant="normal" fo:text-transform="none" fo:color="#242729" fo:letter-spacing="normal"/>
    </style:style>
    <style:style style:name="T2" style:family="text">
      <style:text-properties fo:font-variant="normal" fo:text-transform="none" fo:color="#242729" fo:letter-spacing="normal" officeooo:rsid="00cdacfc"/>
    </style:style>
    <style:style style:name="T3" style:family="text">
      <style:text-properties officeooo:rsid="00cc140d"/>
    </style:style>
    <style:style style:name="T4" style:family="text">
      <style:text-properties officeooo:rsid="00dc2313"/>
    </style:style>
    <style:style style:name="T5" style:family="text">
      <style:text-properties officeooo:rsid="011542af"/>
    </style:style>
    <style:style style:name="fr1" style:family="graphic" style:parent-style-name="Frame">
      <style:graphic-properties style:run-through="foreground" style:vertical-pos="from-top" style:vertical-rel="paragraph" style:horizontal-pos="from-left" style:horizontal-rel="paragraph" fo:padding-left="0.0598in" fo:padding-right="0in" fo:padding-top="0.0598in" fo:padding-bottom="0.0598in" fo:border="none" style:writing-mode="page" style:flow-with-text="false" loext:rel-width-rel="paragraph" draw:textarea-vertical-align="top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bottom" style:vertical-rel="page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9">Date: <text:placeholder text:placeholder-type="text">&lt;$WorkTask.Date&gt;</text:placeholder></text:p>
          </table:table-cell>
          <table:table-cell table:style-name="Table8.A1" office:value-type="string">
            <text:p text:style-name="P29">Telephone: <text:placeholder text:placeholder-type="text">&lt;$WorkTask.ContactTelephone&gt;</text:placeholder></text:p>
          </table:table-cell>
        </table:table-row>
        <table:table-row table:style-name="Table8.1">
          <table:table-cell table:style-name="Table8.A1" office:value-type="string">
            <text:p text:style-name="P29">Customer: <text:placeholder text:placeholder-type="text">&lt;$Customer.Name&gt;</text:placeholder></text:p>
          </table:table-cell>
          <table:table-cell table:style-name="Table8.A1" office:value-type="string">
            <text:p text:style-name="P29">Payment Terms: <text:placeholder text:placeholder-type="text">&lt;$WorkTask.PaymentTerms&gt;</text:placeholder></text:p>
          </table:table-cell>
        </table:table-row>
        <table:table-row table:style-name="Table8.1">
          <table:table-cell table:style-name="Table8.A1" office:value-type="string">
            <text:p text:style-name="P29">Cust. PO: <text:placeholder text:placeholder-type="text">&lt;$WorkTask.PurchaseOrder&gt;</text:placeholder></text:p>
          </table:table-cell>
          <table:table-cell table:style-name="Table8.A1" office:value-type="string">
            <text:p text:style-name="P29">Facility: <text:placeholder text:placeholder-type="text">&lt;$WorkTask.Facility&gt;</text:placeholder></text:p>
          </table:table-cell>
        </table:table-row>
        <table:table-row table:style-name="Table8.1">
          <table:table-cell table:style-name="Table8.A1" office:value-type="string">
            <text:p text:style-name="P29">Contact: <text:placeholder text:placeholder-type="text">&lt;$WorkTask.ContactName&gt;</text:placeholder></text:p>
          </table:table-cell>
          <table:table-cell table:style-name="Table8.A1" office:value-type="string">
            <text:p text:style-name="P29">Sales Rep: <text:placeholder text:placeholder-type="text">&lt;$WorkTask.SalesRep&gt;</text:placeholder></text:p>
          </table:table-cell>
        </table:table-row>
        <table:table-row table:style-name="Table8.1">
          <table:table-cell table:style-name="Table8.A5" table:number-columns-spanned="2" office:value-type="string">
            <text:p text:style-name="P29">Purpose: <text:placeholder text:placeholder-type="text">&lt;$WorkTask.Purpose&gt;</text:placeholder></text:p>
          </table:table-cell>
          <table:covered-table-cell/>
        </table:table-row>
      </table:table>
      <text:p text:style-name="P61"/>
      <text:p text:style-name="P38"><text:placeholder text:placeholder-type="text">&lt;@if FixedAssetAssignments&gt;</text:placeholder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8"><text:placeholder text:placeholder-type="text">&lt;@for f FixedAssetAssignments&gt;</text:placeholder></text:p>
          </table:table-cell>
          <table:table-cell table:style-name="Table9.A1" office:value-type="string">
            <text:p text:style-name="P48"/>
          </table:table-cell>
        </table:table-row>
        <table:table-row table:style-name="Table9.1">
          <table:table-cell table:style-name="Table9.A1" office:value-type="string">
            <text:p text:style-name="P30"><text:placeholder text:placeholder-type="text">&lt;$f.Name&gt;</text:placeholder></text:p>
          </table:table-cell>
          <table:table-cell table:style-name="Table9.A1" office:value-type="string">
            <text:p text:style-name="P49"><text:span text:style-name="T2">Serial </text:span><text:span text:style-name="T1">№: </text:span><text:span text:style-name="T1"><text:placeholder text:placeholder-type="text">&lt;$f.SerialNumber&gt;</text:placeholder></text:span></text:p>
          </table:table-cell>
        </table:table-row>
        <table:table-row table:style-name="Table9.1">
          <table:table-cell table:style-name="Table9.A1" office:value-type="string">
            <text:p text:style-name="P31">Our reference: <text:placeholder text:placeholder-type="text">&lt;$f.ItemNumber&gt;</text:placeholder></text:p>
          </table:table-cell>
          <table:table-cell table:style-name="Table9.A1" office:value-type="string">
            <text:p text:style-name="P32">Your reference: <text:placeholder text:placeholder-type="text">&lt;$f.CustomerReferenceNumber&gt;</text:placeholder></text:p>
          </table:table-cell>
        </table:table-row>
        <table:table-row table:style-name="Table9.1">
          <table:table-cell table:style-name="Table9.A1" office:value-type="string">
            <text:p text:style-name="P33">Brand: <text:span text:style-name="T3"><text:placeholder text:placeholder-type="text">&lt;$f.Brand&gt;</text:placeholder></text:span></text:p>
          </table:table-cell>
          <table:table-cell table:style-name="Table9.A1" office:value-type="string">
            <text:p text:style-name="P34">Model: <text:span text:style-name="T3"><text:placeholder text:placeholder-type="text">&lt;$f.Model&gt;</text:placeholder></text:span></text:p>
          </table:table-cell>
        </table:table-row>
        <table:table-row table:style-name="Table9.1">
          <table:table-cell table:style-name="Table9.A1" office:value-type="string">
            <text:p text:style-name="P36">Hours: <text:span text:style-name="T3"><text:placeholder text:placeholder-type="text">&lt;$f.Hours&gt;</text:placeholder></text:span></text:p>
          </table:table-cell>
          <table:table-cell table:style-name="Table9.A1" office:value-type="string">
            <text:p text:style-name="P35"/>
          </table:table-cell>
        </table:table-row>
        <table:table-row table:style-name="Table9.1">
          <table:table-cell table:style-name="Table9.A1" table:number-columns-spanned="2" office:value-type="string">
            <text:p text:style-name="P39"><text:placeholder text:placeholder-type="text">&lt;@if f.Comment&gt;</text:placeholder></text:p>
            <text:p text:style-name="P30"><text:placeholder text:placeholder-type="text">&lt;$f.Comment&gt;</text:placeholder></text:p>
            <text:p text:style-name="P37"><text:placeholder text:placeholder-type="text">&lt;@end&gt;</text:placeholder></text:p>
          </table:table-cell>
          <table:covered-table-cell/>
        </table:table-row>
        <table:table-row table:style-name="Table9.7">
          <table:table-cell table:style-name="Table9.A1" table:number-columns-spanned="2" office:value-type="string">
            <text:p text:style-name="P30"><text:placeholder text:placeholder-type="text">&lt;@end&gt;</text:placeholder></text:p>
          </table:table-cell>
          <table:covered-table-cell/>
        </table:table-row>
      </table:table>
      <text:p text:style-name="P30"><text:placeholder text:placeholder-type="text">&lt;@end&gt;</text:placeholder></text:p>
      <text:p text:style-name="P2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Description:</text:p>
          </table:table-cell>
          <table:table-cell table:style-name="Table1.A1" office:value-type="string">
            <text:p text:style-name="P64">Work done:</text:p>
          </table:table-cell>
        </table:table-row>
        <table:table-row>
          <table:table-cell table:style-name="Table1.A1" office:value-type="string">
            <text:p text:style-name="P52"><text:placeholder text:placeholder-type="text">&lt;$item.WorkTask.Name&gt;</text:placeholder></text:p>
            <text:p text:style-name="P15"><text:placeholder text:placeholder-type="text">&lt;@for descr WorkTask.Description&gt;</text:placeholder></text:p>
            <text:p text:style-name="P15"><text:placeholder text:placeholder-type="text">&lt;$descr&gt;</text:placeholder></text:p>
            <text:p text:style-name="P15"><text:placeholder text:placeholder-type="text">&lt;@end&gt;</text:placeholder></text:p>
          </table:table-cell>
          <table:table-cell table:style-name="Table1.A1" office:value-type="string">
            <text:p text:style-name="P15"><text:placeholder text:placeholder-type="text">&lt;@for done WorkTask.WorkDone&gt;</text:placeholder></text:p>
            <text:p text:style-name="P15"><text:placeholder text:placeholder-type="text">&lt;$done&gt;</text:placeholder></text:p>
            <text:p text:style-name="P16"><text:placeholder text:placeholder-type="text">&lt;@end&gt;</text:placeholder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0"/>
          </table:table-cell>
        </table:table-row>
      </table:table>
      <text:p text:style-name="P59"/>
      <text:p text:style-name="P59">Work Order Details</text:p>
      <text:p text:style-name="P5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>
          <table:table-cell table:style-name="Table11.A1" office:value-type="string">
            <text:p text:style-name="P65">Id</text:p>
          </table:table-cell>
          <table:table-cell table:style-name="Table11.B1" office:value-type="string">
            <text:p text:style-name="P66">Description</text:p>
          </table:table-cell>
          <table:table-cell table:style-name="Table11.B1" table:number-columns-spanned="2" office:value-type="string">
            <text:p text:style-name="P41">Qty.</text:p>
          </table:table-cell>
          <table:covered-table-cell/>
          <table:table-cell table:style-name="Table11.E1" office:value-type="string">
            <text:p text:style-name="P42">UoM</text:p>
          </table:table-cell>
          <table:table-cell table:style-name="Table11.B1" office:value-type="string">
            <text:p text:style-name="P41">Unit Price</text:p>
          </table:table-cell>
          <table:table-cell table:style-name="Table11.B1" office:value-type="string">
            <text:p text:style-name="P41">Amount</text:p>
          </table:table-cell>
        </table:table-row>
        <table:table-row>
          <table:table-cell table:style-name="Table11.A11" table:number-columns-spanned="7" office:value-type="string">
            <text:p text:style-name="P3"><text:placeholder text:placeholder-type="text">&lt;@if WorkTask.FixedPric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3" office:value-type="string">
            <text:p text:style-name="P25">Fixed Price</text:p>
          </table:table-cell>
          <table:table-cell table:style-name="Table11.B3" table:number-columns-spanned="6" office:value-type="string">
            <text:p text:style-name="P56"><text:placeholder text:placeholder-type="text">&lt;$WorkTask.FixedPric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1" table:number-columns-spanned="7" office:value-type="string">
            <text:p text:style-name="P3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5" table:number-columns-spanned="7" office:value-type="string">
            <text:p text:style-name="P11"><text:placeholder text:placeholder-type="text">&lt;@for t TimeEntriesByBillingRa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6" office:value-type="string">
            <text:p text:style-name="P12">Labour</text:p>
          </table:table-cell>
          <table:table-cell table:style-name="Table11.B6" office:value-type="string">
            <text:p text:style-name="P63"><text:placeholder text:placeholder-type="text">&lt;$t.WorkerName&gt;</text:placeholder></text:p>
          </table:table-cell>
          <table:table-cell table:style-name="Table11.C6" table:number-columns-spanned="2" office:value-type="string">
            <text:p text:style-name="P17"><text:placeholder text:placeholder-type="text">&lt;$t.AmountOfTime&gt;</text:placeholder></text:p>
          </table:table-cell>
          <table:covered-table-cell/>
          <table:table-cell table:style-name="Table11.E6" office:value-type="string">
            <text:p text:style-name="P20">Hr</text:p>
          </table:table-cell>
          <table:table-cell table:style-name="Table11.F6" office:value-type="string">
            <text:p text:style-name="P17"><text:placeholder text:placeholder-type="text">&lt;$t.BillingRate&gt;</text:placeholder></text:p>
          </table:table-cell>
          <table:table-cell table:style-name="Table11.G6" office:value-type="string">
            <text:p text:style-name="P17"><text:placeholder text:placeholder-type="text">&lt;$t.BillingAmount&gt;</text:placeholder></text:p>
          </table:table-cell>
        </table:table-row>
        <table:table-row table:style-name="Table11.7">
          <table:table-cell table:style-name="Table11.A11" table:number-columns-spanned="7" office:value-type="string">
            <text:p text:style-name="P11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11" table:number-columns-spanned="7" office:value-type="string">
            <text:p text:style-name="P40"><text:placeholder text:placeholder-type="text">&lt;@IF ExtraLabou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9" office:value-type="string">
            <text:p text:style-name="P13">Labour</text:p>
          </table:table-cell>
          <table:table-cell table:style-name="Table11.B9" office:value-type="string">
            <text:p text:style-name="P23"/>
          </table:table-cell>
          <table:table-cell table:style-name="Table11.C9" office:value-type="string">
            <text:p text:style-name="P24"><text:placeholder text:placeholder-type="text">&lt;$ExtraLabour.AmountOfTime&gt;</text:placeholder></text:p>
          </table:table-cell>
          <table:table-cell table:style-name="Table11.D9" table:number-columns-spanned="2" office:value-type="string">
            <text:p text:style-name="P20">Hr</text:p>
          </table:table-cell>
          <table:covered-table-cell/>
          <table:table-cell table:style-name="Table11.F9" office:value-type="string">
            <text:p text:style-name="P24"><text:placeholder text:placeholder-type="text">&lt;$ExtraLabour.BillingRate&gt;</text:placeholder></text:p>
          </table:table-cell>
          <table:table-cell table:style-name="Table11.G9" office:value-type="string">
            <text:p text:style-name="P24"><text:placeholder text:placeholder-type="text">&lt;$ExtraLabour.BillingAmount&gt;</text:placeholder></text:p>
          </table:table-cell>
        </table:table-row>
        <table:table-row table:style-name="Table11.7">
          <table:table-cell table:style-name="Table11.A11" table:number-columns-spanned="7" office:value-type="string">
            <text:p text:style-name="P22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11" table:number-columns-spanned="7" office:value-type="string">
            <text:p text:style-name="P11"><text:placeholder text:placeholder-type="text">&lt;@for a InventoryAssignment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2" office:value-type="string">
            <text:p text:style-name="P11"><text:placeholder text:placeholder-type="text">&lt;$a.PartId&gt;</text:placeholder></text:p>
          </table:table-cell>
          <table:table-cell table:style-name="Table11.B12" office:value-type="string">
            <text:p text:style-name="P11"><text:placeholder text:placeholder-type="text">&lt;$a.PartName&gt;</text:placeholder></text:p>
          </table:table-cell>
          <table:table-cell table:style-name="Table11.C12" table:number-columns-spanned="2" office:value-type="string">
            <text:p text:style-name="P17"><text:placeholder text:placeholder-type="text">&lt;$a.Quantity&gt;</text:placeholder></text:p>
          </table:table-cell>
          <table:covered-table-cell/>
          <table:table-cell table:style-name="Table11.E12" office:value-type="string">
            <text:p text:style-name="P20"><text:bookmark-start text:name="__DdeLink__175_2751039430"/><text:placeholder text:placeholder-type="text">&lt;$a.UnitOfMeasure&gt;</text:placeholder><text:bookmark-end text:name="__DdeLink__175_2751039430"/></text:p>
          </table:table-cell>
          <table:table-cell table:style-name="Table11.F12" office:value-type="string">
            <text:p text:style-name="P17"><text:placeholder text:placeholder-type="text">&lt;$a.UnitSellingPrice&gt;</text:placeholder></text:p>
          </table:table-cell>
          <table:table-cell table:style-name="Table11.G12" office:value-type="string">
            <text:p text:style-name="P17"><text:placeholder text:placeholder-type="text">&lt;$a.SellingPrice&gt;</text:placeholder></text:p>
          </table:table-cell>
        </table:table-row>
        <table:table-row table:style-name="Table11.7">
          <table:table-cell table:style-name="Table11.A13" table:number-columns-spanned="7" office:value-type="string">
            <text:p text:style-name="P11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table:number-columns-spanned="6" office:value-type="string">
            <text:p text:style-name="P11"><text:placeholder text:placeholder-type="text">&lt;@for p PurchaseOrderItem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14">Sublet</text:p>
          </table:table-cell>
          <table:table-cell table:style-name="Table12.A2" office:value-type="string">
            <text:p text:style-name="P11"><text:placeholder text:placeholder-type="text">&lt;$p.Name&gt;</text:placeholder></text:p>
          </table:table-cell>
          <table:table-cell table:style-name="Table12.A2" office:value-type="string">
            <text:p text:style-name="P17"><text:placeholder text:placeholder-type="text">&lt;$p.Quantity&gt;</text:placeholder></text:p>
          </table:table-cell>
          <table:table-cell table:style-name="Table12.D2" office:value-type="string">
            <text:p text:style-name="P20"><text:bookmark-start text:name="__DdeLink__175_27510394303"/><text:placeholder text:placeholder-type="text">&lt;$p.UnitOfMeasure&gt;</text:placeholder><text:bookmark-end text:name="__DdeLink__175_27510394303"/></text:p>
          </table:table-cell>
          <table:table-cell table:style-name="Table12.A2" office:value-type="string">
            <text:p text:style-name="P17"><text:placeholder text:placeholder-type="text">&lt;$p.UnitSellingPrice&gt;</text:placeholder></text:p>
          </table:table-cell>
          <table:table-cell table:style-name="Table12.A2" office:value-type="string">
            <text:p text:style-name="P17"><text:placeholder text:placeholder-type="text">&lt;$p.SellingPrice&gt;</text:placeholder></text:p>
          </table:table-cell>
        </table:table-row>
        <table:table-row table:style-name="Table12.3">
          <table:table-cell table:style-name="Table12.A1" table:number-columns-spanned="6" office:value-type="string">
            <text:p text:style-name="P11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4">
          <table:table-cell table:style-name="Table12.A1" table:number-columns-spanned="6" office:value-type="string">
            <text:p text:style-name="P26"><text:placeholder text:placeholder-type="text">&lt;@for s SalesInvoiceItemAssignment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8">Other</text:p>
          </table:table-cell>
          <table:table-cell table:style-name="Table12.A2" office:value-type="string">
            <text:p text:style-name="P27"><text:placeholder text:placeholder-type="text">&lt;$s.Description&gt;</text:placeholder></text:p>
          </table:table-cell>
          <table:table-cell table:style-name="Table12.A2" office:value-type="string">
            <text:p text:style-name="P18"><text:placeholder text:placeholder-type="text">&lt;$s.Quantity&gt;</text:placeholder></text:p>
          </table:table-cell>
          <table:table-cell table:style-name="Table12.D2" office:value-type="string">
            <text:p text:style-name="P67">EA</text:p>
          </table:table-cell>
          <table:table-cell table:style-name="Table12.A2" office:value-type="string">
            <text:p text:style-name="P19"><text:placeholder text:placeholder-type="text">&lt;$s.UnitSellingPrice&gt;</text:placeholder></text:p>
          </table:table-cell>
          <table:table-cell table:style-name="Table12.A2" office:value-type="string">
            <text:p text:style-name="P19"><text:placeholder text:placeholder-type="text">&lt;$s.SellingPrice&gt;</text:placeholder></text:p>
          </table:table-cell>
        </table:table-row>
        <table:table-row table:style-name="Table12.6">
          <table:table-cell table:style-name="Table12.A1" table:number-columns-spanned="6" office:value-type="string">
            <text:p text:style-name="P27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4"><draw:frame draw:style-name="fr1" draw:name="Frame11" text:anchor-type="paragraph" svg:x="3.1299in" svg:y="0.1201in" svg:width="3.9701in" style:rel-width="56%" draw:z-index="0"><draw:text-box fo:min-height="0.9402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2">Labour</text:p></table:table-cell><table:table-cell table:style-name="Table13.A1" office:value-type="string"><text:p text:style-name="P55"><text:placeholder text:placeholder-type="text">&lt;$WorkTask.TotalLabour&gt;</text:placeholder></text:p></table:table-cell></table:table-row><table:table-row table:style-name="Table13.1"><table:table-cell table:style-name="Table13.A2" office:value-type="string"><text:p text:style-name="P4">Parts</text:p></table:table-cell><table:table-cell table:style-name="Table13.A2" office:value-type="string"><text:p text:style-name="P55"><text:placeholder text:placeholder-type="text">&lt;$WorkTask.TotalParts&gt;</text:placeholder></text:p></table:table-cell></table:table-row><table:table-row table:style-name="Table13.3"><table:table-cell table:style-name="Table13.A2" office:value-type="string"><text:p text:style-name="P8"><text:placeholder text:placeholder-type="text">&lt;@if WorkTask.HasSublet&gt;</text:placeholder></text:p></table:table-cell><table:table-cell table:style-name="Table13.A2" office:value-type="string"><text:p text:style-name="P55"/></table:table-cell></table:table-row><table:table-row table:style-name="Table13.1"><table:table-cell table:style-name="Table13.A2" office:value-type="string"><text:p text:style-name="P7">Sublet</text:p></table:table-cell><table:table-cell table:style-name="Table13.A2" office:value-type="string"><text:p text:style-name="P57"><text:placeholder text:placeholder-type="text">&lt;$WorkTask.TotalSubContractor&gt;</text:placeholder></text:p></table:table-cell></table:table-row><table:table-row table:style-name="Table13.5"><table:table-cell table:style-name="Table13.A2" office:value-type="string"><text:p text:style-name="P6"><text:placeholder text:placeholder-type="text">&lt;@end&gt;</text:placeholder></text:p></table:table-cell><table:table-cell table:style-name="Table13.A2" office:value-type="string"><text:p text:style-name="P55"/></table:table-cell></table:table-row><table:table-row table:style-name="Table13.1"><table:table-cell table:style-name="Table13.A2" office:value-type="string"><text:p text:style-name="P5">Other</text:p></table:table-cell><table:table-cell table:style-name="Table13.A2" office:value-type="string"><text:p text:style-name="P55"><text:placeholder text:placeholder-type="text">&lt;$WorkTask.TotalOther&gt;</text:placeholder></text:p></table:table-cell></table:table-row><table:table-row table:style-name="Table13.1"><table:table-cell table:style-name="Table13.A7" office:value-type="string"><text:p text:style-name="P10">Total ex VAT <text:s text:c="26"/><text:span text:style-name="T4">EUR</text:span></text:p></table:table-cell><table:table-cell table:style-name="Table13.A7" office:value-type="string"><text:p text:style-name="P60"><text:placeholder text:placeholder-type="text">&lt;$WorkTask.Total&gt;</text:placeholder></text:p></table:table-cell></table:table-row></table:table><text:p text:style-name="P62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0903in" fo:margin-top="0in" fo:margin-bottom="0.0785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6306in"/>
    </style:style>
    <style:style style:name="Table2.B" style:family="table-column">
      <style:table-column-properties style:column-width="5.459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-left="0in" fo:padding-right="0in" fo:padding-top="0in" fo:padding-bottom="0.0403in" fo:border-left="none" fo:border-right="none" fo:border-top="none" fo:border-bottom="1pt solid #760029" style:writing-mode="page">
        <style:background-image/>
      </style:table-cell-properties>
    </style:style>
    <style:style style:name="Table2.B1" style:family="table-cell">
      <style:table-cell-properties style:vertical-align="bottom" fo:background-color="transparent" fo:padding-left="0in" fo:padding-right="0in" fo:padding-top="0in" fo:padding-bottom="0.0403in" fo:border-left="none" fo:border-right="none" fo:border-top="none" fo:border-bottom="1pt solid #760029" style:writing-mode="page">
        <style:background-image/>
      </style:table-cell-properties>
    </style:style>
    <style:style style:name="Table4" style:family="table">
      <style:table-properties style:width="5.5in" fo:margin-left="-0.0389in" table:align="left"/>
    </style:style>
    <style:style style:name="Table4.A" style:family="table-column">
      <style:table-column-properties style:column-width="3.0604in"/>
    </style:style>
    <style:style style:name="Table4.B" style:family="table-column">
      <style:table-column-properties style:column-width="2.4396in"/>
    </style:style>
    <style:style style:name="Table4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.2" style:family="table-row">
      <style:table-row-properties style:min-row-height="0.1549in"/>
    </style:style>
    <style:style style:name="Table4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3" style:family="table-row">
      <style:table-row-properties style:min-row-height="0.309in"/>
    </style:style>
    <style:style style:name="Table4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323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e323c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3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e323c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4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style:text-outline="false" style:text-line-through-style="none" style:text-line-through-type="none" style:font-name="Helvetica1" fo:font-size="13pt" fo:font-style="normal" fo:text-shadow="none" style:text-underline-style="none" fo:font-weight="bold" officeooo:rsid="00e323cb" officeooo:paragraph-rsid="00e323c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5" style:family="paragraph" style:parent-style-name="Table_20_Contents">
      <style:paragraph-properties fo:text-align="center" style:justify-single-word="false"/>
      <style:text-properties fo:color="#760029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e323cb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MP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style:text-outline="false" style:text-line-through-style="none" style:text-line-through-type="none" style:font-name="Helvetica1" fo:font-size="6pt" fo:font-style="normal" fo:text-shadow="none" style:text-underline-style="none" fo:font-weight="bold" officeooo:paragraph-rsid="00e323cb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MP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e323cb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MP8" style:family="paragraph" style:parent-style-name="Standard">
      <style:text-properties fo:font-size="6pt" officeooo:paragraph-rsid="00e323cb" style:font-size-asian="5.25pt" style:font-size-complex="6pt"/>
    </style:style>
    <style:style style:name="M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none" style:vertical-pos="bottom" style:vertical-rel="page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756in" fo:margin-bottom="0.7874in" fo:margin-left="0.5902in" fo:margin-right="0.5902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807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Logo" text:anchor-type="as-char" svg:width="1.4366in" svg:height="0.8272in" draw:z-index="2"><draw:image xlink:href="Pictures/10000201000001CF0000010B5B3B9B4A52C842FF.png" xlink:type="simple" xlink:show="embed" xlink:actuate="onLoad" loext:mime-type="image/png"/></draw:frame></text:p>
            </table:table-cell>
            <table:table-cell table:style-name="Table2.B1" office:value-type="string">
              <table:table table:name="Table4" table:style-name="Table4">
                <table:table-column table:style-name="Table4.A"/>
                <table:table-column table:style-name="Table4.B"/>
                <table:table-row>
                  <table:table-cell table:style-name="Table4.A1" office:value-type="string">
                    <text:p text:style-name="MP2"/>
                  </table:table-cell>
                  <table:table-cell table:style-name="Table4.A1" office:value-type="string">
                    <text:p text:style-name="MP3"/>
                  </table:table-cell>
                </table:table-row>
                <table:table-row table:style-name="Table4.2">
                  <table:table-cell table:style-name="Table4.A2" office:value-type="string">
                    <text:p text:style-name="MP4">Work Order – Customer Copy</text:p>
                  </table:table-cell>
                  <table:table-cell table:style-name="Table4.A2" office:value-type="string">
                    <text:p text:style-name="MP3"><text:placeholder text:placeholder-type="text">&lt;$WorkTask.Number&gt;</text:placeholder></text:p>
                  </table:table-cell>
                </table:table-row>
                <table:table-row table:style-name="Table4.3">
                  <table:table-cell table:style-name="Table4.A3" office:value-type="string">
                    <text:p text:style-name="MP5"/>
                  </table:table-cell>
                  <table:table-cell table:style-name="Table4.A2" office:value-type="string">
                    <text:p text:style-name="MP6"><draw:frame draw:style-name="Mfr2" draw:name="Barcode" text:anchor-type="as-char" svg:width="2.4398in" svg:height="0.3228in" draw:z-index="3"><draw:image xlink:href="Pictures/1000020100000258000002582A34787BF752A89A.png" xlink:type="simple" xlink:show="embed" xlink:actuate="onLoad" loext:mime-type="image/png"/></draw:frame></text:p>
                  </table:table-cell>
                </table:table-row>
              </table:table>
              <text:p text:style-name="MP7"/>
            </table:table-cell>
          </table:table-row>
        </table:table>
        <text:p text:style-name="MP8"/>
      </style:header>
      <style:footer>
        <text:p text:style-name="Footer"><draw:frame draw:style-name="Mfr3" draw:name="Image4" text:anchor-type="paragraph" svg:width="8.2701in" svg:height="1.5799in" draw:z-index="1"><draw:image xlink:href="Pictures/10000000000009B1000001D9E3BC96AC7CA71513.jpg" xlink:type="simple" xlink:show="embed" xlink:actuate="onLoad" loext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4:12:44.504000000</meta:creation-date>
    <dc:date>2021-04-13T11:06:37.527000000</dc:date>
    <meta:editing-duration>PT13H52M23S</meta:editing-duration>
    <meta:editing-cycles>196</meta:editing-cycles>
    <meta:generator>LibreOffice/6.2.2.2$Windows_X86_64 LibreOffice_project/2b840030fec2aae0fd2658d8d4f9548af4e3518d</meta:generator>
    <meta:document-statistic meta:table-count="9" meta:image-count="3" meta:object-count="0" meta:page-count="1" meta:paragraph-count="98" meta:word-count="147" meta:character-count="1633" meta:non-whitespace-character-count="1555"/>
  </office:meta>
</office:document-meta>
</file>